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paragraph-rsid="001f31c7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f31c7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paragraph-rsid="001f31c7" style:font-size-asian="13pt" style:font-weight-asian="normal" style:font-size-complex="13pt" style:font-weight-complex="normal" loext:padding="0cm" loext:border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3pt" fo:font-weight="normal" officeooo:paragraph-rsid="001f31c7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loext:padding="0cm" loext:border="none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1f31c7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Что такое измерительные методы оценки программ?</text:p>
      <text:p text:style-name="P2"/>
      <text:p text:style-name="P1"><text:span text:style-name="Strong_20_Emphasis"><text:span text:style-name="T1">Измерительные методы оценки программ </text:span></text:span><text:span text:style-name="T1">— это систематические способы количественного анализа программного обеспечения с помощью показателей (метрик).</text:span></text:p>
      <text:p text:style-name="P2"/>
      <text:p text:style-name="P2"/>
      <text:p text:style-name="P3">Какие основные цели их применения?</text:p>
      <text:p text:style-name="P3"><text:span text:style-name="T2"/></text:p>
      <text:p text:style-name="P5">- Оценка качества ПО <text:line-break/>- Контроль разработки <text:line-break/>- Прогноз сроков и затрат <text:line-break/>- Выявление проблем <text:line-break/>- Поддержка решений <text:line-break/>- Соответствие стандартам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Strong_20_Emphasis"><text:span text:style-name="T4">П</text:span></text:span><text:span text:style-name="Strong_20_Emphasis"><text:span text:style-name="T3">римеры метрик </text:span></text:span><text:span text:style-name="T3">и объясните, для чего они используются:</text:span></text:p>
      <text:p text:style-name="P4"><text:span text:style-name="T3"><text:line-break/></text:span><text:span text:style-name="Strong_20_Emphasis"><text:span text:style-name="T3">Метрики размера</text:span></text:span><text:span text:style-name="T3"><text:line-break/>- </text:span><text:span text:style-name="Emphasis"><text:span text:style-name="T3">Строки кода (LOC) </text:span></text:span><text:span text:style-name="T3">— измеряют объем кода, помогают оценить масштаб проекта и трудоемкость разработки. <text:line-break/>- </text:span><text:span text:style-name="Emphasis"><text:span text:style-name="T3">Количество функций </text:span></text:span><text:span text:style-name="T3">— показывает модульность и распределение логики, помогает планировать тестирование и поддержку.<text:line-break/><text:line-break/></text:span><text:span text:style-name="Strong_20_Emphasis"><text:span text:style-name="T3">Метрики сложности</text:span></text:span><text:span text:style-name="T3"><text:line-break/>- </text:span><text:span text:style-name="Emphasis"><text:span text:style-name="T3">Цикломатическая сложность </text:span></text:span><text:span text:style-name="T3">— измеряет количество независимых путей в программе, позволяет оценить тестируемость и вероятность ошибок.<text:line-break/><text:line-break/></text:span><text:span text:style-name="Strong_20_Emphasis"><text:span text:style-name="T3">Метрики качества</text:span></text:span><text:span text:style-name="T3"><text:line-break/>- </text:span><text:span text:style-name="Emphasis"><text:span text:style-name="T3">Коэффициент сопровождения </text:span></text:span><text:span text:style-name="T3">— отражает долю кода, легко поддающегося изменениям, помогает оценить поддерживаемость. <text:line-break/>- </text:span><text:span text:style-name="Emphasis"><text:span text:style-name="T3">Покрытие тестами </text:span></text:span><text:span text:style-name="T3">— процент исходного кода, проверенного тестами, указывает на полноту тестирования и снижение рисков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В каких случаях применяются метрики?</text:p>
      <text:p text:style-name="P4"><text:span text:style-name="T3"/></text:p>
      <text:p text:style-name="P6">- Оценка прогресса проекта и планирование ресурсов <text:line-break/>- Контроль качества кода и выявление проблемных участков <text:line-break/>- Анализ сложности для упрощения поддержки и тестирования <text:line-break/>- Принятие решений по рефакторингу и улучшению архитектуры <text:line-break/>- Оценка покрытия тестами для повышения надежности</text:p>
      <text:p text:style-name="P4"><text:span text:style-name="T3"/></text:p>
      <text:p text:style-name="P4"><text:soft-page-break/><text:span text:style-name="T3">Какие ограничения могут быть у измерительных методов?</text:span></text:p>
      <text:p text:style-name="P4"><text:span text:style-name="T3"/></text:p>
      <text:p text:style-name="P6">- Метрики не учитывают качество логики и архитектуры, только числовые показатели <text:line-break/>- Возможна неправильная интерпретация без контекста проекта <text:line-break/>- Измерения могут стимулировать формальное выполнение, а не улучшение <text:line-break/>- Точность зависит от инструментов и корректности сбора данных <text:line-break/>- Не всегда отражают пользовательский опыт и бизнес-эффективность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40:55.710842810</meta:creation-date>
    <dc:date>2025-06-04T16:00:59.704176897</dc:date>
    <meta:editing-duration>PT20M4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10" meta:word-count="224" meta:character-count="1778" meta:non-whitespace-character-count="1540"/>
  </office:meta>
</office:document-meta>
</file>